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3d5c" officeooo:paragraph-rsid="000a3d5c"/>
    </style:style>
    <style:style style:name="P2" style:family="paragraph" style:parent-style-name="Standard">
      <style:text-properties officeooo:rsid="00159d66" officeooo:paragraph-rsid="00159d66"/>
    </style:style>
    <style:style style:name="P3" style:family="paragraph" style:parent-style-name="Standard" style:list-style-name="L1">
      <style:text-properties officeooo:rsid="00137a70" officeooo:paragraph-rsid="00137a70"/>
    </style:style>
    <style:style style:name="P4" style:family="paragraph" style:parent-style-name="Standard" style:list-style-name="L1">
      <style:text-properties officeooo:rsid="0019c975" officeooo:paragraph-rsid="0019c975"/>
    </style:style>
    <style:style style:name="P5" style:family="paragraph" style:parent-style-name="Standard" style:list-style-name="L1">
      <style:text-properties officeooo:rsid="00178766" officeooo:paragraph-rsid="00178766"/>
    </style:style>
    <style:style style:name="P6" style:family="paragraph" style:parent-style-name="Standard" style:list-style-name="L1">
      <style:text-properties officeooo:rsid="0019a6ea" officeooo:paragraph-rsid="0019a6ea"/>
    </style:style>
    <style:style style:name="P7" style:family="paragraph" style:parent-style-name="Standard" style:list-style-name="L1">
      <style:text-properties officeooo:rsid="001846ea" officeooo:paragraph-rsid="001846ea"/>
    </style:style>
    <style:style style:name="P8" style:family="paragraph" style:parent-style-name="Standard" style:list-style-name="L1">
      <style:text-properties officeooo:rsid="00197c0d" officeooo:paragraph-rsid="00197c0d"/>
    </style:style>
    <style:style style:name="P9" style:family="paragraph" style:parent-style-name="Standard" style:list-style-name="L1">
      <style:text-properties officeooo:rsid="001b6b80" officeooo:paragraph-rsid="001b6b80"/>
    </style:style>
    <style:style style:name="P10" style:family="paragraph" style:parent-style-name="Standard" style:list-style-name="L2">
      <style:text-properties officeooo:rsid="000a3d5c" officeooo:paragraph-rsid="000a3d5c"/>
    </style:style>
    <style:style style:name="P11" style:family="paragraph" style:parent-style-name="Standard" style:list-style-name="L2">
      <style:text-properties officeooo:rsid="000a3d5c" officeooo:paragraph-rsid="000a8e39"/>
    </style:style>
    <style:style style:name="P12" style:family="paragraph" style:parent-style-name="Standard">
      <style:text-properties officeooo:rsid="000a3d5c" officeooo:paragraph-rsid="000a3d5c"/>
    </style:style>
    <style:style style:name="P13" style:family="paragraph" style:parent-style-name="Standard" style:list-style-name="L2">
      <style:text-properties officeooo:rsid="000d06b4" officeooo:paragraph-rsid="000d06b4"/>
    </style:style>
    <style:style style:name="P14" style:family="paragraph" style:parent-style-name="Standard" style:list-style-name="L2">
      <style:text-properties officeooo:rsid="000a8e39" officeooo:paragraph-rsid="000a8e39"/>
    </style:style>
    <style:style style:name="P15" style:family="paragraph" style:parent-style-name="Standard" style:list-style-name="L2">
      <style:text-properties officeooo:rsid="001219f7" officeooo:paragraph-rsid="001219f7"/>
    </style:style>
    <style:style style:name="P16" style:family="paragraph" style:parent-style-name="Standard" style:list-style-name="L2">
      <style:text-properties officeooo:rsid="000c182a" officeooo:paragraph-rsid="000c182a"/>
    </style:style>
    <style:style style:name="P17" style:family="paragraph" style:parent-style-name="Standard" style:list-style-name="L2">
      <style:text-properties officeooo:rsid="000cdb6a" officeooo:paragraph-rsid="000cdb6a"/>
    </style:style>
    <style:style style:name="P18" style:family="paragraph" style:parent-style-name="Standard" style:list-style-name="L2">
      <style:text-properties officeooo:rsid="000ea64d" officeooo:paragraph-rsid="000ea64d"/>
    </style:style>
    <style:style style:name="P19" style:family="paragraph" style:parent-style-name="Standard" style:list-style-name="L2">
      <style:text-properties officeooo:rsid="0010658d" officeooo:paragraph-rsid="0010658d"/>
    </style:style>
    <style:style style:name="P20" style:family="paragraph" style:parent-style-name="Standard" style:list-style-name="L3">
      <style:text-properties officeooo:rsid="001de848" officeooo:paragraph-rsid="001de848"/>
    </style:style>
    <style:style style:name="P21" style:family="paragraph" style:parent-style-name="Standard" style:list-style-name="L3">
      <style:text-properties officeooo:rsid="001ed175" officeooo:paragraph-rsid="001ed175"/>
    </style:style>
    <style:style style:name="P22" style:family="paragraph" style:parent-style-name="Standard" style:list-style-name="L2">
      <style:text-properties officeooo:rsid="002257b9" officeooo:paragraph-rsid="002257b9"/>
    </style:style>
    <style:style style:name="T1" style:family="text">
      <style:text-properties officeooo:rsid="000a8e39"/>
    </style:style>
    <style:style style:name="T2" style:family="text">
      <style:text-properties officeooo:rsid="000c182a"/>
    </style:style>
    <style:style style:name="T3" style:family="text">
      <style:text-properties officeooo:rsid="000ea64d"/>
    </style:style>
    <style:style style:name="T4" style:family="text">
      <style:text-properties officeooo:rsid="00122892"/>
    </style:style>
    <style:style style:name="T5" style:family="text">
      <style:text-properties officeooo:rsid="0014250a"/>
    </style:style>
    <style:style style:name="T6" style:family="text">
      <style:text-properties officeooo:rsid="00197c0d"/>
    </style:style>
    <style:style style:name="T7" style:family="text">
      <style:text-properties officeooo:rsid="0019a6ea"/>
    </style:style>
    <style:style style:name="T8" style:family="text">
      <style:text-properties officeooo:rsid="001ed175"/>
    </style:style>
    <style:style style:name="T9" style:family="text">
      <style:text-properties officeooo:rsid="00263e6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tline</text:p>
      <text:p text:style-name="P1"/>
      <text:p text:style-name="P1">Motivation</text:p>
      <text:p text:style-name="P1"/>
      <text:p text:style-name="P1"><text:tab/><text:span text:style-name="T5">U(1) symmetry , basic A’ info</text:span></text:p>
      <text:p text:style-name="P1"><text:tab/><text:span text:style-name="T5">dark sector, portal</text:span></text:p>
      <text:p text:style-name="P2"><text:tab/>DM candidate</text:p>
      <text:p text:style-name="P1"/>
      <text:list xml:id="list1486141684798472982" text:style-name="L1">
        <text:list-item>
          <text:p text:style-name="P3">Galactic Rotation Curves + Earlier Motivations</text:p>
        </text:list-item>
        <text:list-item>
          <text:p text:style-name="P3">Weak Gravitational Lensing</text:p>
        </text:list-item>
        <text:list-item>
          <text:p text:style-name="P3">Cosmic Microwave Background</text:p>
        </text:list-item>
        <text:list-item>
          <text:p text:style-name="P3">Big Bang Nucleosythesis</text:p>
        </text:list-item>
        <text:list-item>
          <text:p text:style-name="P3">Type 1a Supernovae</text:p>
        </text:list-item>
        <text:list-item>
          <text:p text:style-name="P3">Thermal Freeze Out</text:p>
        </text:list-item>
        <text:list-item>
          <text:p text:style-name="P3">Theory Summary</text:p>
          <text:list>
            <text:list-item>
              <text:p text:style-name="P4">Holdom in mid 80s</text:p>
            </text:list-item>
          </text:list>
        </text:list-item>
        <text:list-item>
          <text:p text:style-name="P3">Historical Motivations</text:p>
          <text:list>
            <text:list-item>
              <text:p text:style-name="P5">PAMELA observed positron fraction excess above 10 GeV</text:p>
            </text:list-item>
            <text:list-item>
              <text:p text:style-name="P5">Cannot be explained by high energy positrons from a secondary production process – cosmic-ray nuclei interactions with interstellar gas</text:p>
            </text:list-item>
            <text:list-item>
              <text:p text:style-name="P5">Antiproton measurement consistent with secondary production</text:p>
            </text:list-item>
            <text:list-item>
              <text:p text:style-name="P5">Fermi and AMS confirmed and extended measurements to higher energies <text:span text:style-name="T7">up to 200 GeV</text:span></text:p>
            </text:list-item>
            <text:list-item>
              <text:p text:style-name="P5">annihilation cross-section expected for a thermal relic is much larger than any observed annihilation of hadrons</text:p>
            </text:list-item>
            <text:list-item>
              <text:p text:style-name="P6">Disfavored because of Planck satellite CR excess. DM annihilation injects extra energy into primordial plasma increasing the fraction of ionized hydrogen during recombination and resulting in modification of the CMB spectrum. CMB anisotropies put constraints. <text:s/></text:p>
            </text:list-item>
            <text:list-item>
              <text:p text:style-name="P7">eXciting DM <text:span text:style-name="T6">(3.5 keV line)</text:span> and halo structure, <text:span text:style-name="T6">and cusp-core problem</text:span>?</text:p>
            </text:list-item>
            <text:list-item>
              <text:p text:style-name="P8">Muon G-2, more than 3 standard deviations from predicted</text:p>
            </text:list-item>
            <text:list-item>
              <text:p text:style-name="P8">Good agreement with electron g-2</text:p>
            </text:list-item>
          </text:list>
        </text:list-item>
        <text:list-item>
          <text:p text:style-name="P3">Signatures of A’s</text:p>
          <text:list>
            <text:list-item>
              <text:p text:style-name="P9">Weizsacker-Williams approximation (WWA) – nucleus is replaced by effect photon flux</text:p>
            </text:list-item>
          </text:list>
        </text:list-item>
        <text:list-item>
          <text:p text:style-name="P3"><text:s/>Overview of Searches</text:p>
        </text:list-item>
      </text:list>
      <text:p text:style-name="P1"/>
      <text:p text:style-name="P1">The HPS Detector</text:p>
      <text:p text:style-name="P1"/>
      <text:p text:style-name="P1"><text:tab/>SVT, Ecal, chicane</text:p>
      <text:p text:style-name="P1"><text:tab/>Low mass A’, small angle acceptance</text:p>
      <text:p text:style-name="P1"><text:tab/>Vertex resolution – close to target, but radiation damage considerations</text:p>
      <text:p text:style-name="P1"><text:tab/>Multiple scattering dominates resolution</text:p>
      <text:p text:style-name="P1"><text:tab/>High rates from elastic scatters</text:p>
      <text:p text:style-name="P1"><text:tab/>Vacuum : beam-gas interaction</text:p>
      <text:p text:style-name="P1"><text:tab/>15 mrad design – radiation tolerance, occupancy</text:p>
      <text:p text:style-name="P1"/>
      <text:list xml:id="list7063473113730854831" text:style-name="L2">
        <text:list-item>
          <text:p text:style-name="P10">Beamline</text:p>
          <text:list>
            <text:list-item>
              <text:list>
                <text:list-item>
                  <text:p text:style-name="P11">CEBAF – recirculating linac, <text:span text:style-name="T1">multiple passes, 1500 MHz (500 MHz Hall B, 250 others). Upgrade from 6 GeV to 12 GeV. 4 Halls (85 uA to A and C, 85 uA to B and D)</text:span></text:p>
                </text:list-item>
                <text:list-item>
                  <text:p text:style-name="P13">20+5 cryomodules on each linac.</text:p>
                </text:list-item>
                <text:list-item>
                  <text:p text:style-name="P13">750 MHz RF separator with upgrade and 10 arc to Hall D.</text:p>
                </text:list-item>
                <text:list-item>
                  <text:p text:style-name="P14"><text:soft-page-break/>100 MeV + n * 2.2 GeV</text:p>
                </text:list-item>
                <text:list-item>
                  <text:p text:style-name="P14">Continuous beam reduces pileup 2ns</text:p>
                </text:list-item>
                <text:list-item>
                  <text:p text:style-name="P13">photoemission from a strained GaAs superlattice photocathode, wavelength of 780 nm matches the band gap of the superlattice cathode.</text:p>
                </text:list-item>
                <text:list-item>
                  <text:p text:style-name="P15">Pulses at about 40 ps at frequency of 499 MHz (subharmonics of 1497 MHz)?</text:p>
                </text:list-item>
                <text:list-item>
                  <text:p text:style-name="P15">Delivered to injector 100 keV? Gun</text:p>
                </text:list-item>
                <text:list-item>
                  <text:p text:style-name="P15">cryomodules = 8 5-cell (7-cell) superconducting RF cavities made of ultra-pure Niobium (25 MeV for the old, 100 MeV for the new).</text:p>
                </text:list-item>
                <text:list-item>
                  <text:p text:style-name="P15">5 or 5.5 maximum number of passes</text:p>
                </text:list-item>
              </text:list>
            </text:list-item>
            <text:list-item>
              <text:p text:style-name="P10">Hall B Beamline</text:p>
              <text:list>
                <text:list-item>
                  <text:p text:style-name="P14">Hall B: CLAS12, alcove</text:p>
                </text:list-item>
                <text:list-item>
                  <text:p text:style-name="P14">2016 running on weekends</text:p>
                </text:list-item>
                <text:list-item>
                  <text:p text:style-name="P14">Both photon and electron beams, tagger magnet and tagger dump and beam setup</text:p>
                </text:list-item>
                <text:list-item>
                  <text:p text:style-name="P14">BPMs, halo monitors, wire scanners, viewers and Faraday cup, HPS, and other sensors, <text:span text:style-name="T2">collimators, OTR and fluorescent screens</text:span> <text:span text:style-name="T2">(describe each)</text:span></text:p>
                </text:list-item>
                <text:list-item>
                  <text:p text:style-name="P16">Concerns: SVT is close to beam – radiation damage plus pileup. Small beam size = better constraints for the analysis</text:p>
                </text:list-item>
                <text:list-item>
                  <text:p text:style-name="P16">FSD interlocks – shuts off beam to Hall B, shuts off in 1 ms</text:p>
                </text:list-item>
                <text:list-item>
                  <text:p text:style-name="P16">Collimator = tungsten plate 1 cm thicks. Which collimator for 2016?</text:p>
                </text:list-item>
                <text:list-item>
                  <text:p text:style-name="P16">Show measurements of the beam: request better than 50 um, large x due to target heating (no longer a concern)</text:p>
                </text:list-item>
              </text:list>
            </text:list-item>
            <text:list-item>
              <text:p text:style-name="P16">HPS Beamline</text:p>
              <text:list>
                <text:list-item>
                  <text:p text:style-name="P17">Large, compact, forward spectrometer</text:p>
                </text:list-item>
                <text:list-item>
                  <text:p text:style-name="P16">chicane magnet = 2 Frascati magnets <text:span text:style-name="T3">(H-dipole)</text:span> + analyzing magnet <text:span text:style-name="T3">(18D36 magnet with pole length 91.44 cm and gap size of 45.72 x 15.24 cm^2)</text:span></text:p>
                </text:list-item>
                <text:list-item>
                  <text:p text:style-name="P17">0.5 T, Frascati “cancels” out analyzing magnet</text:p>
                </text:list-item>
                <text:list-item>
                  <text:p text:style-name="P17">HPS Target – 8um, 4 um, and carbon target. (0.25% radiation length 8um, measured at 0.116% and 0.223% measured). Can be moved remotely by linear shift on the flange at the upstream at vacuum chamber. “cantilevered at ceramic support rod” <text:span text:style-name="T3">and stepper motor</text:span></text:p>
                </text:list-item>
                <text:list-item>
                  <text:p text:style-name="P18">vacuum box – penetration for linear motion systems, cooling lines, power and signal cables.</text:p>
                </text:list-item>
                <text:list-item>
                  <text:p text:style-name="P17">Ecal is downstream</text:p>
                </text:list-item>
              </text:list>
            </text:list-item>
          </text:list>
        </text:list-item>
        <text:list-item>
          <text:p text:style-name="P10">SVT</text:p>
          <text:list>
            <text:list-item>
              <text:p text:style-name="P10">Sensors and Readout</text:p>
            </text:list-item>
            <text:list-item>
              <text:p text:style-name="P10">SVT Mechanicals</text:p>
            </text:list-item>
            <text:list-item>
              <text:p text:style-name="P10">SVT DAQ, Power, and Services</text:p>
              <text:list>
                <text:list-item>
                  <text:p text:style-name="P22">Services – motion, cooling, and power are supplied from outside the vacuum through flanges upstream of vacuum chamber.</text:p>
                </text:list-item>
                <text:list-item>
                  <text:p text:style-name="P22">Services – 3 linear shifts driven by stepper motors, Newport XPS controller.</text:p>
                </text:list-item>
                <text:list-item>
                  <text:p text:style-name="P22">Services – 2 independent cooling loops. Silicon sensors &lt; 0 C to prevent reverse annealing. FEBs at room temperature, <text:span text:style-name="T9">water cooling, copper lines, thermal contact</text:span>.</text:p>
                </text:list-item>
              </text:list>
            </text:list-item>
          </text:list>
        </text:list-item>
        <text:list-item>
          <text:p text:style-name="P10">Ecal and trigger</text:p>
          <text:list>
            <text:list-item>
              <text:p text:style-name="P15">Based on CLAS Inner Calorimeter (IC), reused crystals, led by IPN Orsay</text:p>
            </text:list-item>
            <text:list-item>
              <text:p text:style-name="P19">primary trigger and electron identification</text:p>
            </text:list-item>
            <text:list-item>
              <text:p text:style-name="P19">2 halves of lead tungstate (PbWO4) mounted on an aluminum frame</text:p>
            </text:list-item>
            <text:list-item>
              <text:p text:style-name="P19">~137 cm from the analyzing magnet</text:p>
            </text:list-item>
            <text:list-item>
              <text:p text:style-name="P19">46 x5 x2 crystals. Remove 9 crystals on inner edge. 16 cm long, tapered from 1.3 x1.3 cm^2 to 1.6 x 1.6 cm^2</text:p>
            </text:list-item>
            <text:list-item>
              <text:p text:style-name="P19"><text:soft-page-break/>temperature controlled at 17C</text:p>
            </text:list-item>
            <text:list-item>
              <text:p text:style-name="P19">Crystals wrapped in VM2000 non-metaillic reflector film (maximizes light y<text:span text:style-name="T4">i</text:span>eld)</text:p>
            </text:list-item>
            <text:list-item>
              <text:p text:style-name="P19">Hamamatsu S8664-1010 Avalanche Photodiode (APD) photosensitive ar<text:span text:style-name="T8">e</text:span>a of 10x 10 mm^2 readout signals from crystals.</text:p>
            </text:list-item>
          </text:list>
        </text:list-item>
        <text:list-item>
          <text:p text:style-name="P10">Dataset</text:p>
        </text:list-item>
      </text:list>
      <text:p text:style-name="P1"/>
      <text:p text:style-name="P1">Event Reconstruction &amp; Selection</text:p>
      <text:p text:style-name="P1"/>
      <text:p text:style-name="P1"/>
      <text:p text:style-name="P1"/>
      <text:list xml:id="list1508054210412090496" text:style-name="L3">
        <text:list-item>
          <text:p text:style-name="P20">MC</text:p>
          <text:list>
            <text:list-item>
              <text:p text:style-name="P20">Event Generation</text:p>
              <text:list>
                <text:list-item>
                  <text:p text:style-name="P20">MadGraph – RAD, tridents, WABs, and A’</text:p>
                </text:list-item>
                <text:list-item>
                  <text:p text:style-name="P20">EGS5 – HPS target, beam, Moller</text:p>
                </text:list-item>
              </text:list>
            </text:list-item>
            <text:list-item>
              <text:p text:style-name="P20">Stdhep – <text:span text:style-name="T8">from EGS5 final state particles: truth information, beam rotation, diffusion, and target offsetting. Build beam bunches by a poisson distribution. Implemented by stdhep.</text:span></text:p>
            </text:list-item>
            <text:list-item>
              <text:p text:style-name="P21">HPS Detector Geometry</text:p>
              <text:list>
                <text:list-item>
                  <text:p text:style-name="P21">SLIC – time stamps and energy depositions for SVT and ECal</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17:40:01.868142791</meta:creation-date>
    <meta:editing-duration>PT14M11S</meta:editing-duration>
    <meta:editing-cycles>4</meta:editing-cycles>
    <meta:generator>LibreOffice/5.1.6.2$Linux_X86_64 LibreOffice_project/10m0$Build-2</meta:generator>
    <dc:date>2020-05-29T17:33:58.436714375</dc:date>
    <meta:document-statistic meta:table-count="0" meta:image-count="0" meta:object-count="0" meta:page-count="3" meta:paragraph-count="86" meta:word-count="835" meta:character-count="5011" meta:non-whitespace-character-count="4305"/>
  </office:meta>
</office:document-meta>
</file>